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90a10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91cba2" officeooo:paragraph-rsid="0091cba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90a10e" officeooo:paragraph-rsid="0090a10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officeooo:paragraph-rsid="001756f7"/>
    </style:style>
    <style:style style:name="P31" style:family="paragraph" style:parent-style-name="Text_20_body">
      <style:text-properties officeooo:rsid="02e82a24" officeooo:paragraph-rsid="001756f7" style:font-size-asian="12pt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8de24a"/>
    </style:style>
    <style:style style:name="T33" style:family="text">
      <style:text-properties officeooo:rsid="008f3a51"/>
    </style:style>
    <style:style style:name="T34" style:family="text">
      <style:text-properties officeooo:rsid="0090a10e"/>
    </style:style>
    <style:style style:name="T35" style:family="text">
      <style:text-properties officeooo:rsid="0091cba2"/>
    </style:style>
    <style:style style:name="T36" style:family="text">
      <style:text-properties officeooo:rsid="00932c9f"/>
    </style:style>
    <style:style style:name="T37" style:family="text">
      <style:text-properties officeooo:rsid="009403e2"/>
    </style:style>
    <style:style style:name="T38" style:family="text">
      <style:text-properties officeooo:rsid="00548123"/>
    </style:style>
    <style:style style:name="T39" style:family="text">
      <style:text-properties fo:font-style="italic" officeooo:rsid="005ea85c" style:font-style-asian="italic" style:font-style-complex="italic"/>
    </style:style>
    <style:style style:name="T40" style:family="text">
      <style:text-properties fo:font-style="italic" officeooo:rsid="005c44cd" style:font-style-asian="italic" style:font-style-complex="italic"/>
    </style:style>
    <style:style style:name="T41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42" style:family="text">
      <style:text-properties fo:font-style="italic" officeooo:rsid="00648391" style:font-style-asian="italic" style:font-style-complex="italic"/>
    </style:style>
    <style:style style:name="T43" style:family="text">
      <style:text-properties fo:font-style="italic" officeooo:rsid="006239c3" style:font-style-asian="italic" style:font-style-complex="italic"/>
    </style:style>
    <style:style style:name="T44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5" style:family="text">
      <style:text-properties officeooo:rsid="004ec518"/>
    </style:style>
    <style:style style:name="T46" style:family="text">
      <style:text-properties officeooo:rsid="0058e060"/>
    </style:style>
    <style:style style:name="T47" style:family="text">
      <style:text-properties fo:font-style="italic" officeooo:rsid="0058e060" style:font-style-asian="italic" style:font-style-complex="italic"/>
    </style:style>
    <style:style style:name="T48" style:family="text">
      <style:text-properties fo:font-style="italic" officeooo:rsid="0056f04e" style:font-style-asian="italic" style:font-style-complex="italic"/>
    </style:style>
    <style:style style:name="T49" style:family="text">
      <style:text-properties fo:font-style="italic" officeooo:rsid="004ec518" style:font-style-asian="italic" style:font-style-complex="italic"/>
    </style:style>
    <style:style style:name="T50" style:family="text">
      <style:text-properties officeooo:rsid="004ff14a"/>
    </style:style>
    <style:style style:name="T51" style:family="text">
      <style:text-properties officeooo:rsid="00429d15"/>
    </style:style>
    <style:style style:name="T52" style:family="text">
      <style:text-properties fo:font-style="italic" officeooo:rsid="00698bab" style:font-style-asian="italic" style:font-style-complex="italic"/>
    </style:style>
    <style:style style:name="T53" style:family="text">
      <style:text-properties fo:font-style="italic" officeooo:rsid="00675424" style:font-style-asian="italic" style:font-style-complex="italic"/>
    </style:style>
    <style:style style:name="T54" style:family="text">
      <style:text-properties officeooo:rsid="00441d00"/>
    </style:style>
    <style:style style:name="T55" style:family="text">
      <style:text-properties officeooo:rsid="006752f7"/>
    </style:style>
    <style:style style:name="T56" style:family="text">
      <style:text-properties officeooo:rsid="0047d7ac"/>
    </style:style>
    <style:style style:name="T57" style:family="text">
      <style:text-properties fo:font-style="italic" officeooo:rsid="0047d7ac" style:font-style-asian="italic" style:font-style-complex="italic"/>
    </style:style>
    <style:style style:name="T58" style:family="text">
      <style:text-properties officeooo:rsid="004a748d"/>
    </style:style>
    <style:style style:name="T59" style:family="text">
      <style:text-properties officeooo:rsid="004d0f9d"/>
    </style:style>
    <style:style style:name="T60" style:family="text">
      <style:text-properties officeooo:rsid="004ed897"/>
    </style:style>
    <style:style style:name="T61" style:family="text">
      <style:text-properties officeooo:rsid="0050d526"/>
    </style:style>
    <style:style style:name="T62" style:family="text">
      <style:text-properties officeooo:rsid="006dd8c6"/>
    </style:style>
    <style:style style:name="T63" style:family="text">
      <style:text-properties officeooo:rsid="00566019"/>
    </style:style>
    <style:style style:name="T64" style:family="text">
      <style:text-properties officeooo:rsid="006fd21e"/>
    </style:style>
    <style:style style:name="T65" style:family="text">
      <style:text-properties officeooo:rsid="00161290"/>
    </style:style>
    <style:style style:name="T6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71" style:family="text">
      <style:text-properties officeooo:rsid="038d9d4d"/>
    </style:style>
    <style:style style:name="T72" style:family="text">
      <style:text-properties officeooo:rsid="038dd9cf"/>
    </style:style>
    <style:style style:name="T73" style:family="text">
      <style:text-properties officeooo:rsid="0025668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</text:span><text:span text:style-name="T32">significant </text:span><text:span text:style-name="T31">source </text:span><text:span text:style-name="T33">of</text:span><text:span text:style-name="T31"> external pressure. </text:span><text:span text:style-name="T34">Ultimately, this taught me the importance of self motivation, and made me question the validity of my assumptions - Perhaps the pressure should have been intrinsic all along, and perhaps it is not as unattainable as I had </text:span><text:span text:style-name="T35">believed</text:span><text:span text:style-name="T34">. </text:span></text:p>
      <text:p text:style-name="P12"/>
      <text:p text:style-name="P13">Going forward I’ll <text:span text:style-name="T36">educate myself on different sources of such pressure</text:span><text:span text:style-name="T37">s</text:span><text:span text:style-name="T36">, and try to develop my own fully intrinsic source ...</text:span></text:p>
      <text:p text:style-name="P14"/>
      <text:p text:style-name="P14"/>
      <text:p text:style-name="P15"/>
      <text:p text:style-name="P16"/>
      <text:p text:style-name="P16"><text:soft-page-break/></text:p>
      <text:p text:style-name="P17">One successful </text:p>
      <text:p text:style-name="P18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9">To maintain a high degree of motivation throughout this assessment, and avoid procrastination, I deployed several different strategies:</text:p>
      <text:p text:style-name="P19"/>
      <text:p text:style-name="P19">1. Distraction minimisation</text:p>
      <text:p text:style-name="P20">To avoid bodily distractions and the feeling of a bloated stomach, as well as <text:span text:style-name="T38">maintain consistent</text:span> energy levels, I delayed eating for as long as possible <text:span text:style-name="T39">(</text:span><text:span text:style-name="T40">Christoph Bamberg, Julia Reinchenberger, Jens Blechert,</text:span><text:span text:style-name="T41"> </text:span><text:span text:style-name="T40">2025</text:span><text:span text:style-name="T39">)</text:span>. As soon I woke up, I would sit down to work on this assessment, prioritising the achievement of milestones before allowing myself to indulge in high-protein food <text:span text:style-name="T42">(</text:span><text:span text:style-name="T43">Dominik H Pesta, Varman T Samuel</text:span><text:span text:style-name="T44">, </text:span><text:span text:style-name="T43">2014</text:span><text:span text:style-name="T42">)</text:span>. <text:span text:style-name="T45">To further aid this, I would avoid drinking sugary or caffeinated beverages, instead opting for </text:span><text:span text:style-name="T46">peppermint tea </text:span><text:span text:style-name="T47">(</text:span><text:span text:style-name="T48">Luka Netzler, Brian Lovell, 2025</text:span><text:span text:style-name="T47">)</text:span><text:span text:style-name="T49">.</text:span></text:p>
      <text:p text:style-name="P21"/>
      <text:p text:style-name="P22">2. <text:span text:style-name="T50">Focus Management</text:span></text:p>
      <text:p text:style-name="P23">To avoid mental distractions and maintain my dopamine levels, I would turn off all redundant applications (such as Steam, or Discord), <text:span text:style-name="T51">reduce the brightness of my screen, and even reduce saturation </text:span><text:span text:style-name="T52">(</text:span><text:span text:style-name="T53">Craig A. Williamson, Jari J. Morganti, Hannah E. Smithson, 2023)</text:span><text:span text:style-name="T51">. This </text:span><text:span text:style-name="T54">created a monotonous, </text:span><text:span text:style-name="T55">albeit</text:span><text:span text:style-name="T54"> a highly reliable environment in which I could maintain my focus for much longer. </text:span></text:p>
      <text:p text:style-name="P24">To further maintain my focus, and prevent my mind from drifting off, I would utilise the rubber duck <text:span text:style-name="T56">debugging </text:span>technique<text:span text:style-name="T3"> </text:span><text:span text:style-name="T57">(Rubber Duck Debugging, n.d.)</text:span><text:span text:style-name="T56">. </text:span><text:span text:style-name="T58">By narrating my own actions, I could keep my mind anchored in the present moment, </text:span><text:span text:style-name="T59">minimising </text:span><text:span text:style-name="T60">unrelated thought.</text:span></text:p>
      <text:p text:style-name="P24"/>
      <text:p text:style-name="P25"><text:span text:style-name="T61">3. Future Reflection</text:span></text:p>
      <text:p text:style-name="P26">To further improve my workflow in the future, I would also avoid <text:span text:style-name="T62">nicotine</text:span> to keep my heart rate consistent, <text:span text:style-name="T63">instead replacing it with scented candles. </text:span><text:span text:style-name="T64">I would communicate more with my lecturers, asking more questions pertaining to the assessment. </text:span></text:p>
      <text:p text:style-name="P27"/>
      <text:p text:style-name="P10"/>
      <text:p text:style-name="P10"/>
      <text:p text:style-name="P28">Section <text:span text:style-name="T18">2</text:span> – <text:span text:style-name="T65">Ongoing Risk Management</text:span></text:p>
      <text:p text:style-name="P28"/>
      <text:p text:style-name="P28"/>
      <text:p text:style-name="P28"/>
      <text:p text:style-name="P29">References</text:p>
      <text:p text:style-name="P30"><text:span text:style-name="Strong_20_Emphasis"><text:span text:style-name="T66">GD</text:span></text:span><text:span text:style-name="Strong_20_Emphasis"><text:span text:style-name="T67">P</text:span></text:span><text:span text:style-name="Strong_20_Emphasis"><text:span text:style-name="T66">R</text:span></text:span><text:span text:style-name="T68"> (</text:span>2018<text:span text:style-name="T68">) </text:span><text:span text:style-name="Emphasis"><text:span text:style-name="T68">General Data Protection Regulation.</text:span></text:span><text:span text:style-name="T68"> Available at: </text:span><text:a xlink:type="simple" xlink:href="https://gdpr-info.eu/" text:style-name="Internet_20_link" text:visited-style-name="Visited_20_Internet_20_Link"><text:span text:style-name="T68">https://gdpr-info.eu/</text:span></text:a><text:span text:style-name="T68"> (</text:span><text:span text:style-name="T69">Accessed: </text:span><text:span text:style-name="T70">5 </text:span><text:span text:style-name="T69"><text:s/></text:span><text:span text:style-name="T70">May</text:span><text:span text:style-name="T69"> 2026</text:span><text:span text:style-name="T68">).</text:span></text:p>
      <text:p text:style-name="P31"><text:span text:style-name="Strong_20_Emphasis">Data Protection Act 2018</text:span> (2018) <text:span text:style-name="Emphasis">c.12.</text:span> London: The Stationery Office. <text:span text:style-name="T71">Available at: </text:span><text:a xlink:type="simple" xlink:href="https://www.legislation.gov.uk/ukpga/2018/12" text:style-name="Internet_20_link" text:visited-style-name="Visited_20_Internet_20_Link"><text:span text:style-name="T71">https://www.legislation.gov.uk/ukpga/2018/12</text:span></text:a><text:span text:style-name="T71"> </text:span><text:span text:style-name="T72">(Accessed: </text:span><text:span text:style-name="T73">5 May</text:span><text:span text:style-name="T72"> 2026).</text:span></text:p>
      <text:p text:style-name="P3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72">Accessed: </text:span><text:span text:style-name="T73">5</text:span><text:span text:style-name="T72"> </text:span><text:span text:style-name="T73">May</text:span><text:span text:style-name="T72"> 2026</text:span>).</text:p>
      <text:p text:style-name="P33"><text:soft-page-break/>National Cyber Security Centre <text:span text:style-name="T74">(2021) </text:span><text:span text:style-name="T75">Top tips for staying secure online.</text:span><text:span text:style-name="T7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4">https://www.ncsc.gov.uk/collection/top-tips-for-staying-secure-online/always-back-up-your-most-important-data#section_3</text:span></text:a><text:span text:style-name="T74"> (Accessed 5 May 2026).</text:span></text:p>
      <text:p text:style-name="P34"/>
      <text:p text:style-name="P35"><text:span text:style-name="T7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5"/>
      <text:p text:style-name="P36">Rubber Duck Debugging <text:span text:style-name="T74">(n.d.) </text:span><text:span text:style-name="T75">Debugging Software with a Rubber Ducky. </text:span><text:span text:style-name="T77">Available at: </text:span><text:a xlink:type="simple" xlink:href="https://rubberduckdebugging.com/" text:style-name="Internet_20_link" text:visited-style-name="Visited_20_Internet_20_Link"><text:span text:style-name="T77">https://rubberduckdebugging.com/</text:span></text:a><text:span text:style-name="T77"> (Accessed: 5 May 2026)</text:span></text:p>
      <text:p text:style-name="P37"/>
      <text:p text:style-name="P38"><text:span text:style-name="T78">Luka Netzler, Brian Lovell</text:span><text:span text:style-name="T7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9"/>
      <text:p text:style-name="P40">Christoph Bamberg, Julia Reinchenberger, Jens Blechert <text:span text:style-name="T74">(2025) </text:span><text:span text:style-name="T75">Stable cognitive performance while adapting to intermittent fasting: A randomised controlled trial</text:span><text:span text:style-name="T77">. Available at: </text:span><text:a xlink:type="simple" xlink:href="https://journals.sagepub.com/doi/10.1177/13591053251351204" text:style-name="Internet_20_link" text:visited-style-name="Visited_20_Internet_20_Link"><text:span text:style-name="T77">https://journals.sagepub.com/doi/10.1177/13591053251351204</text:span></text:a><text:span text:style-name="T77"> (Accessed: 5 May 2026).</text:span></text:p>
      <text:p text:style-name="P41">Dominik H Pesta, Varman T Samuel <text:span text:style-name="T74">(2014) </text:span><text:span text:style-name="T75">A high-protein diet for reducing body fat: mechanisms and possible caveats.</text:span><text:span text:style-name="T74"> Available at: </text:span><text:a xlink:type="simple" xlink:href="https://link.springer.com/article/10.1186/1743-7075-11-53" text:style-name="Internet_20_link" text:visited-style-name="Visited_20_Internet_20_Link"><text:span text:style-name="T74">https://link.springer.com/article/10.1186/1743-7075-11-53</text:span></text:a><text:span text:style-name="T74"> (Accessed: 5 May 2026).</text:span></text:p>
      <text:p text:style-name="P42"/>
      <text:p text:style-name="P43">Craig A. Williamson, Jari J. Morganti, Hannah E. Smithson <text:span text:style-name="T74">(2023) </text:span><text:span text:style-name="T75">Bright-light distractions and visual performance</text:span><text:span text:style-name="T74">. Available at: </text:span><text:a xlink:type="simple" xlink:href="https://www.frontiersin.org/journals/psychology/articles/10.3389/fpsyg.2023.1088975/full" text:style-name="Internet_20_link" text:visited-style-name="Visited_20_Internet_20_Link"><text:span text:style-name="T74">https://www.frontiersin.org/journals/psychology/articles/10.3389/fpsyg.2023.1088975/full</text:span></text:a><text:span text:style-name="T74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9:09.681591166</dc:date>
    <meta:editing-duration>PT2H5M14S</meta:editing-duration>
    <meta:editing-cycles>110</meta:editing-cycles>
    <meta:document-statistic meta:table-count="0" meta:image-count="0" meta:object-count="0" meta:page-count="4" meta:paragraph-count="33" meta:word-count="911" meta:character-count="6428" meta:non-whitespace-character-count="5538"/>
  </office:meta>
</office:document-meta>
</file>